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945in"/>
    </style:style>
    <style:style style:name="co2" style:family="table-column">
      <style:table-column-properties fo:break-before="auto" style:column-width="2.8547in"/>
    </style:style>
    <style:style style:name="co3" style:family="table-column">
      <style:table-column-properties fo:break-before="auto" style:column-width="0.5252in"/>
    </style:style>
    <style:style style:name="co4" style:family="table-column">
      <style:table-column-properties fo:break-before="auto" style:column-width="1.1146in"/>
    </style:style>
    <style:style style:name="co5" style:family="table-column">
      <style:table-column-properties fo:break-before="auto" style:column-width="0.375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7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base-cell-address="Rollefordeling.C1">
          <table:error-message table:message-type="stop" table:display="true"/>
        </table:content-validation>
        <table:content-validation table:name="val2" table:condition="of:cell-content-is-in-list(&quot;Stor&quot;;&quot;Lille&quot;)" table:allow-empty-cell="true" table:display-list="unsorted" table:base-cell-address="Rollefordeling.C2">
          <table:error-message table:message-type="stop" table:display="true"/>
        </table:content-validation>
        <table:content-validation table:name="val3" table:condition="of:cell-content-is-in-list(&quot;sang&quot;;&quot;sketch&quot;)" table:allow-empty-cell="true" table:display-list="unsorted" table:base-cell-address="Rollefordeling.D2">
          <table:error-message table:message-type="stop" table:display="true"/>
        </table:content-validation>
        <table:content-validation table:name="val4" table:condition="of:cell-content-is-in-list([$Revyister.$A$3:.$A$1001])" table:allow-empty-cell="true" table:display-list="sort-ascending" table:base-cell-address="Rollefordeling.E2">
          <table:error-message table:message-type="stop" table:display="true"/>
        </table:content-validation>
      </table:content-validations>
      <table:table table:name="Rollefordel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Nummer</text:p>
          </table:table-cell>
          <table:table-cell table:style-name="ce1" office:value-type="string" calcext:value-type="string">
            <text:p>Rollenavn</text:p>
          </table:table-cell>
          <table:table-cell table:style-name="ce1" table:content-validation-name="val1" office:value-type="string" calcext:value-type="string">
            <text:p>Str.</text:p>
          </table:table-cell>
          <table:table-cell table:style-name="ce1" table:content-validation-name="val1" office:value-type="string" calcext:value-type="string">
            <text:p>Type</text:p>
          </table:table-cell>
          <table:table-cell table:style-name="ce1" office:value-type="string" calcext:value-type="string">
            <text:p>Revyist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Diller!</text:p>
          </table:table-cell>
          <table:table-cell office:value-type="string" calcext:value-type="string">
            <text:p>Mand, der er til fest (A)</text:p>
          </table:table-cell>
          <table:table-cell office:value-type="string" calcext:value-type="string">
            <text:p>Stor</text:p>
          </table:table-cell>
          <table:table-cell office:value-type="string" calcext:value-type="string">
            <text:p>Sang</text:p>
          </table:table-cell>
          <table:table-cell table:content-validation-name="val4" office:value-type="string" calcext:value-type="string">
            <text:p>Poul</text:p>
          </table:table-cell>
          <table:table-cell table:formula="of:=[.C2]&amp;&quot; &quot;&amp;[.D2]&amp;&quot;,&quot;&amp;[.E2]" office:value-type="string" office:string-value="Stor Sang,Poul" calcext:value-type="string">
            <text:p>Stor Sang,Poul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ller!</text:p>
          </table:table-cell>
          <table:table-cell office:value-type="string" calcext:value-type="string">
            <text:p>Danser 1 (D1)</text:p>
          </table:table-cell>
          <table:table-cell office:value-type="string" calcext:value-type="string">
            <text:p>Lille</text:p>
          </table:table-cell>
          <table:table-cell office:value-type="string" calcext:value-type="string">
            <text:p>Sketch</text:p>
          </table:table-cell>
          <table:table-cell table:content-validation-name="val4" office:value-type="string" calcext:value-type="string">
            <text:p>Diana</text:p>
          </table:table-cell>
          <table:table-cell table:formula="of:=[.C3]&amp;&quot; &quot;&amp;[.D3]&amp;&quot;,&quot;&amp;[.E3]" office:value-type="string" office:string-value="Lille Sketch,Diana" calcext:value-type="string">
            <text:p>Lille Sketch,Dia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ller!</text:p>
          </table:table-cell>
          <table:table-cell office:value-type="string" calcext:value-type="string">
            <text:p>Danser 2 (D2)</text:p>
          </table:table-cell>
          <table:table-cell office:value-type="string" calcext:value-type="string">
            <text:p>Lille</text:p>
          </table:table-cell>
          <table:table-cell office:value-type="string" calcext:value-type="string">
            <text:p>Sketch</text:p>
          </table:table-cell>
          <table:table-cell table:content-validation-name="val4" office:value-type="string" calcext:value-type="string">
            <text:p>FUHR</text:p>
          </table:table-cell>
          <table:table-cell table:formula="of:=[.C4]&amp;&quot; &quot;&amp;[.D4]&amp;&quot;,&quot;&amp;[.E4]" office:value-type="string" office:string-value="Lille Sketch,FUHR" calcext:value-type="string">
            <text:p>Lille Sketch,FUH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ller!</text:p>
          </table:table-cell>
          <table:table-cell office:value-type="string" calcext:value-type="string">
            <text:p>Danser 3 (D3)</text:p>
          </table:table-cell>
          <table:table-cell office:value-type="string" calcext:value-type="string">
            <text:p>Lille</text:p>
          </table:table-cell>
          <table:table-cell office:value-type="string" calcext:value-type="string">
            <text:p>Sketch</text:p>
          </table:table-cell>
          <table:table-cell table:content-validation-name="val4" office:value-type="string" calcext:value-type="string">
            <text:p>Aske</text:p>
          </table:table-cell>
          <table:table-cell table:formula="of:=[.C5]&amp;&quot; &quot;&amp;[.D5]&amp;&quot;,&quot;&amp;[.E5]" office:value-type="string" office:string-value="Lille Sketch,Aske" calcext:value-type="string">
            <text:p>Lille Sketch,As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ller!</text:p>
          </table:table-cell>
          <table:table-cell office:value-type="string" calcext:value-type="string">
            <text:p>Danser 4 (D4)</text:p>
          </table:table-cell>
          <table:table-cell office:value-type="string" calcext:value-type="string">
            <text:p>Lille</text:p>
          </table:table-cell>
          <table:table-cell office:value-type="string" calcext:value-type="string">
            <text:p>Sketch</text:p>
          </table:table-cell>
          <table:table-cell table:content-validation-name="val4" office:value-type="string" calcext:value-type="string">
            <text:p>Bastian</text:p>
          </table:table-cell>
          <table:table-cell table:formula="of:=[.C6]&amp;&quot; &quot;&amp;[.D6]&amp;&quot;,&quot;&amp;[.E6]" office:value-type="string" office:string-value="Lille Sketch,Bastian" calcext:value-type="string">
            <text:p>Lille Sketch,Basti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emi i Luften</text:p>
          </table:table-cell>
          <table:table-cell office:value-type="string" calcext:value-type="string">
            <text:p>Sanger$_A$ A</text:p>
          </table:table-cell>
          <table:table-cell office:value-type="string" calcext:value-type="string">
            <text:p>Stor</text:p>
          </table:table-cell>
          <table:table-cell office:value-type="string" calcext:value-type="string">
            <text:p>Sang</text:p>
          </table:table-cell>
          <table:table-cell table:content-validation-name="val4"/>
          <table:table-cell table:formula="of:=[.C7]&amp;&quot; &quot;&amp;[.D7]&amp;&quot;,&quot;&amp;[.E7]" office:value-type="string" office:string-value="Stor Sang," calcext:value-type="string">
            <text:p>Stor Sang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emi i Luften</text:p>
          </table:table-cell>
          <table:table-cell office:value-type="string" calcext:value-type="string">
            <text:p>Sanger$_B$ B</text:p>
          </table:table-cell>
          <table:table-cell office:value-type="string" calcext:value-type="string">
            <text:p>Stor</text:p>
          </table:table-cell>
          <table:table-cell office:value-type="string" calcext:value-type="string">
            <text:p>Sang</text:p>
          </table:table-cell>
          <table:table-cell table:content-validation-name="val4"/>
          <table:table-cell table:formula="of:=[.C8]&amp;&quot; &quot;&amp;[.D8]&amp;&quot;,&quot;&amp;[.E8]" office:value-type="string" office:string-value="Stor Sang," calcext:value-type="string">
            <text:p>Stor Sang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emi i Luften</text:p>
          </table:table-cell>
          <table:table-cell office:value-type="string" calcext:value-type="string">
            <text:p>Sanger$_C$ C</text:p>
          </table:table-cell>
          <table:table-cell office:value-type="string" calcext:value-type="string">
            <text:p>Stor</text:p>
          </table:table-cell>
          <table:table-cell office:value-type="string" calcext:value-type="string">
            <text:p>Sang</text:p>
          </table:table-cell>
          <table:table-cell table:content-validation-name="val4"/>
          <table:table-cell table:formula="of:=[.C9]&amp;&quot; &quot;&amp;[.D9]&amp;&quot;,&quot;&amp;[.E9]" office:value-type="string" office:string-value="Stor Sang," calcext:value-type="string">
            <text:p>Stor Sang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emi i Luften</text:p>
          </table:table-cell>
          <table:table-cell office:value-type="string" calcext:value-type="string">
            <text:p>Sanger$_D$ D</text:p>
          </table:table-cell>
          <table:table-cell office:value-type="string" calcext:value-type="string">
            <text:p>Stor</text:p>
          </table:table-cell>
          <table:table-cell office:value-type="string" calcext:value-type="string">
            <text:p>Sang</text:p>
          </table:table-cell>
          <table:table-cell table:content-validation-name="val4"/>
          <table:table-cell table:formula="of:=[.C10]&amp;&quot; &quot;&amp;[.D10]&amp;&quot;,&quot;&amp;[.E10]" office:value-type="string" office:string-value="Stor Sang," calcext:value-type="string">
            <text:p>Stor Sang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ice, Bob og alle de andre rødder</text:p>
          </table:table-cell>
          <table:table-cell office:value-type="string" calcext:value-type="string">
            <text:p>[A] Alice</text:p>
          </table:table-cell>
          <table:table-cell office:value-type="string" calcext:value-type="string">
            <text:p>Stor</text:p>
          </table:table-cell>
          <table:table-cell office:value-type="string" calcext:value-type="string">
            <text:p>Sketch</text:p>
          </table:table-cell>
          <table:table-cell table:content-validation-name="val4"/>
          <table:table-cell table:formula="of:=[.C11]&amp;&quot; &quot;&amp;[.D11]&amp;&quot;,&quot;&amp;[.E11]" office:value-type="string" office:string-value="Stor Sketch," calcext:value-type="string">
            <text:p>Stor Sketch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ice, Bob og alle de andre rødder</text:p>
          </table:table-cell>
          <table:table-cell office:value-type="string" calcext:value-type="string">
            <text:p>[B] Bob</text:p>
          </table:table-cell>
          <table:table-cell office:value-type="string" calcext:value-type="string">
            <text:p>Stor</text:p>
          </table:table-cell>
          <table:table-cell office:value-type="string" calcext:value-type="string">
            <text:p>Sketch</text:p>
          </table:table-cell>
          <table:table-cell table:content-validation-name="val4"/>
          <table:table-cell table:formula="of:=[.C12]&amp;&quot; &quot;&amp;[.D12]&amp;&quot;,&quot;&amp;[.E12]" office:value-type="string" office:string-value="Stor Sketch," calcext:value-type="string">
            <text:p>Stor Sketch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ice, Bob og alle de andre rødder</text:p>
          </table:table-cell>
          <table:table-cell office:value-type="string" calcext:value-type="string">
            <text:p>[E] Eve (eksamensvagt)</text:p>
          </table:table-cell>
          <table:table-cell office:value-type="string" calcext:value-type="string">
            <text:p>Stor</text:p>
          </table:table-cell>
          <table:table-cell office:value-type="string" calcext:value-type="string">
            <text:p>Sketch</text:p>
          </table:table-cell>
          <table:table-cell table:content-validation-name="val4"/>
          <table:table-cell table:formula="of:=[.C13]&amp;&quot; &quot;&amp;[.D13]&amp;&quot;,&quot;&amp;[.E13]" office:value-type="string" office:string-value="Stor Sketch," calcext:value-type="string">
            <text:p>Stor Sketch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ice, Bob og alle de andre rødder</text:p>
          </table:table-cell>
          <table:table-cell office:value-type="string" calcext:value-type="string">
            <text:p>[S] Speaker</text:p>
          </table:table-cell>
          <table:table-cell office:value-type="string" calcext:value-type="string">
            <text:p>Stor</text:p>
          </table:table-cell>
          <table:table-cell office:value-type="string" calcext:value-type="string">
            <text:p>Sketch</text:p>
          </table:table-cell>
          <table:table-cell table:content-validation-name="val4"/>
          <table:table-cell table:formula="of:=[.C14]&amp;&quot; &quot;&amp;[.D14]&amp;&quot;,&quot;&amp;[.E14]" office:value-type="string" office:string-value="Stor Sketch," calcext:value-type="string">
            <text:p>Stor Sketch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5]&amp;&quot; &quot;&amp;[.D15]&amp;&quot;,&quot;&amp;[.E15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6]&amp;&quot; &quot;&amp;[.D16]&amp;&quot;,&quot;&amp;[.E16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7]&amp;&quot; &quot;&amp;[.D17]&amp;&quot;,&quot;&amp;[.E17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8]&amp;&quot; &quot;&amp;[.D18]&amp;&quot;,&quot;&amp;[.E18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9]&amp;&quot; &quot;&amp;[.D19]&amp;&quot;,&quot;&amp;[.E19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20]&amp;&quot; &quot;&amp;[.D20]&amp;&quot;,&quot;&amp;[.E20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21]&amp;&quot; &quot;&amp;[.D21]&amp;&quot;,&quot;&amp;[.E21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22]&amp;&quot; &quot;&amp;[.D22]&amp;&quot;,&quot;&amp;[.E22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23]&amp;&quot; &quot;&amp;[.D23]&amp;&quot;,&quot;&amp;[.E23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24]&amp;&quot; &quot;&amp;[.D24]&amp;&quot;,&quot;&amp;[.E24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25]&amp;&quot; &quot;&amp;[.D25]&amp;&quot;,&quot;&amp;[.E25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26]&amp;&quot; &quot;&amp;[.D26]&amp;&quot;,&quot;&amp;[.E26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27]&amp;&quot; &quot;&amp;[.D27]&amp;&quot;,&quot;&amp;[.E27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28]&amp;&quot; &quot;&amp;[.D28]&amp;&quot;,&quot;&amp;[.E28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29]&amp;&quot; &quot;&amp;[.D29]&amp;&quot;,&quot;&amp;[.E29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30]&amp;&quot; &quot;&amp;[.D30]&amp;&quot;,&quot;&amp;[.E30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31]&amp;&quot; &quot;&amp;[.D31]&amp;&quot;,&quot;&amp;[.E31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32]&amp;&quot; &quot;&amp;[.D32]&amp;&quot;,&quot;&amp;[.E32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33]&amp;&quot; &quot;&amp;[.D33]&amp;&quot;,&quot;&amp;[.E33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34]&amp;&quot; &quot;&amp;[.D34]&amp;&quot;,&quot;&amp;[.E34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35]&amp;&quot; &quot;&amp;[.D35]&amp;&quot;,&quot;&amp;[.E35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36]&amp;&quot; &quot;&amp;[.D36]&amp;&quot;,&quot;&amp;[.E36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37]&amp;&quot; &quot;&amp;[.D37]&amp;&quot;,&quot;&amp;[.E37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38]&amp;&quot; &quot;&amp;[.D38]&amp;&quot;,&quot;&amp;[.E38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39]&amp;&quot; &quot;&amp;[.D39]&amp;&quot;,&quot;&amp;[.E39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40]&amp;&quot; &quot;&amp;[.D40]&amp;&quot;,&quot;&amp;[.E40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41]&amp;&quot; &quot;&amp;[.D41]&amp;&quot;,&quot;&amp;[.E41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42]&amp;&quot; &quot;&amp;[.D42]&amp;&quot;,&quot;&amp;[.E42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43]&amp;&quot; &quot;&amp;[.D43]&amp;&quot;,&quot;&amp;[.E43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44]&amp;&quot; &quot;&amp;[.D44]&amp;&quot;,&quot;&amp;[.E44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45]&amp;&quot; &quot;&amp;[.D45]&amp;&quot;,&quot;&amp;[.E45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46]&amp;&quot; &quot;&amp;[.D46]&amp;&quot;,&quot;&amp;[.E46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47]&amp;&quot; &quot;&amp;[.D47]&amp;&quot;,&quot;&amp;[.E47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48]&amp;&quot; &quot;&amp;[.D48]&amp;&quot;,&quot;&amp;[.E48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49]&amp;&quot; &quot;&amp;[.D49]&amp;&quot;,&quot;&amp;[.E49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50]&amp;&quot; &quot;&amp;[.D50]&amp;&quot;,&quot;&amp;[.E50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51]&amp;&quot; &quot;&amp;[.D51]&amp;&quot;,&quot;&amp;[.E51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52]&amp;&quot; &quot;&amp;[.D52]&amp;&quot;,&quot;&amp;[.E52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53]&amp;&quot; &quot;&amp;[.D53]&amp;&quot;,&quot;&amp;[.E53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54]&amp;&quot; &quot;&amp;[.D54]&amp;&quot;,&quot;&amp;[.E54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55]&amp;&quot; &quot;&amp;[.D55]&amp;&quot;,&quot;&amp;[.E55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56]&amp;&quot; &quot;&amp;[.D56]&amp;&quot;,&quot;&amp;[.E56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57]&amp;&quot; &quot;&amp;[.D57]&amp;&quot;,&quot;&amp;[.E57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58]&amp;&quot; &quot;&amp;[.D58]&amp;&quot;,&quot;&amp;[.E58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59]&amp;&quot; &quot;&amp;[.D59]&amp;&quot;,&quot;&amp;[.E59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60]&amp;&quot; &quot;&amp;[.D60]&amp;&quot;,&quot;&amp;[.E60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61]&amp;&quot; &quot;&amp;[.D61]&amp;&quot;,&quot;&amp;[.E61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62]&amp;&quot; &quot;&amp;[.D62]&amp;&quot;,&quot;&amp;[.E62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63]&amp;&quot; &quot;&amp;[.D63]&amp;&quot;,&quot;&amp;[.E63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64]&amp;&quot; &quot;&amp;[.D64]&amp;&quot;,&quot;&amp;[.E64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65]&amp;&quot; &quot;&amp;[.D65]&amp;&quot;,&quot;&amp;[.E65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66]&amp;&quot; &quot;&amp;[.D66]&amp;&quot;,&quot;&amp;[.E66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67]&amp;&quot; &quot;&amp;[.D67]&amp;&quot;,&quot;&amp;[.E67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68]&amp;&quot; &quot;&amp;[.D68]&amp;&quot;,&quot;&amp;[.E68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69]&amp;&quot; &quot;&amp;[.D69]&amp;&quot;,&quot;&amp;[.E69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70]&amp;&quot; &quot;&amp;[.D70]&amp;&quot;,&quot;&amp;[.E70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71]&amp;&quot; &quot;&amp;[.D71]&amp;&quot;,&quot;&amp;[.E71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72]&amp;&quot; &quot;&amp;[.D72]&amp;&quot;,&quot;&amp;[.E72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73]&amp;&quot; &quot;&amp;[.D73]&amp;&quot;,&quot;&amp;[.E73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74]&amp;&quot; &quot;&amp;[.D74]&amp;&quot;,&quot;&amp;[.E74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75]&amp;&quot; &quot;&amp;[.D75]&amp;&quot;,&quot;&amp;[.E75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76]&amp;&quot; &quot;&amp;[.D76]&amp;&quot;,&quot;&amp;[.E76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77]&amp;&quot; &quot;&amp;[.D77]&amp;&quot;,&quot;&amp;[.E77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78]&amp;&quot; &quot;&amp;[.D78]&amp;&quot;,&quot;&amp;[.E78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79]&amp;&quot; &quot;&amp;[.D79]&amp;&quot;,&quot;&amp;[.E79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80]&amp;&quot; &quot;&amp;[.D80]&amp;&quot;,&quot;&amp;[.E80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81]&amp;&quot; &quot;&amp;[.D81]&amp;&quot;,&quot;&amp;[.E81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82]&amp;&quot; &quot;&amp;[.D82]&amp;&quot;,&quot;&amp;[.E82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83]&amp;&quot; &quot;&amp;[.D83]&amp;&quot;,&quot;&amp;[.E83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84]&amp;&quot; &quot;&amp;[.D84]&amp;&quot;,&quot;&amp;[.E84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85]&amp;&quot; &quot;&amp;[.D85]&amp;&quot;,&quot;&amp;[.E85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86]&amp;&quot; &quot;&amp;[.D86]&amp;&quot;,&quot;&amp;[.E86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87]&amp;&quot; &quot;&amp;[.D87]&amp;&quot;,&quot;&amp;[.E87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88]&amp;&quot; &quot;&amp;[.D88]&amp;&quot;,&quot;&amp;[.E88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89]&amp;&quot; &quot;&amp;[.D89]&amp;&quot;,&quot;&amp;[.E89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90]&amp;&quot; &quot;&amp;[.D90]&amp;&quot;,&quot;&amp;[.E90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91]&amp;&quot; &quot;&amp;[.D91]&amp;&quot;,&quot;&amp;[.E91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92]&amp;&quot; &quot;&amp;[.D92]&amp;&quot;,&quot;&amp;[.E92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93]&amp;&quot; &quot;&amp;[.D93]&amp;&quot;,&quot;&amp;[.E93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94]&amp;&quot; &quot;&amp;[.D94]&amp;&quot;,&quot;&amp;[.E94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95]&amp;&quot; &quot;&amp;[.D95]&amp;&quot;,&quot;&amp;[.E95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96]&amp;&quot; &quot;&amp;[.D96]&amp;&quot;,&quot;&amp;[.E96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97]&amp;&quot; &quot;&amp;[.D97]&amp;&quot;,&quot;&amp;[.E97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98]&amp;&quot; &quot;&amp;[.D98]&amp;&quot;,&quot;&amp;[.E98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99]&amp;&quot; &quot;&amp;[.D99]&amp;&quot;,&quot;&amp;[.E99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00]&amp;&quot; &quot;&amp;[.D100]&amp;&quot;,&quot;&amp;[.E100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01]&amp;&quot; &quot;&amp;[.D101]&amp;&quot;,&quot;&amp;[.E101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02]&amp;&quot; &quot;&amp;[.D102]&amp;&quot;,&quot;&amp;[.E102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03]&amp;&quot; &quot;&amp;[.D103]&amp;&quot;,&quot;&amp;[.E103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04]&amp;&quot; &quot;&amp;[.D104]&amp;&quot;,&quot;&amp;[.E104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05]&amp;&quot; &quot;&amp;[.D105]&amp;&quot;,&quot;&amp;[.E105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06]&amp;&quot; &quot;&amp;[.D106]&amp;&quot;,&quot;&amp;[.E106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07]&amp;&quot; &quot;&amp;[.D107]&amp;&quot;,&quot;&amp;[.E107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08]&amp;&quot; &quot;&amp;[.D108]&amp;&quot;,&quot;&amp;[.E108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09]&amp;&quot; &quot;&amp;[.D109]&amp;&quot;,&quot;&amp;[.E109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10]&amp;&quot; &quot;&amp;[.D110]&amp;&quot;,&quot;&amp;[.E110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11]&amp;&quot; &quot;&amp;[.D111]&amp;&quot;,&quot;&amp;[.E111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12]&amp;&quot; &quot;&amp;[.D112]&amp;&quot;,&quot;&amp;[.E112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13]&amp;&quot; &quot;&amp;[.D113]&amp;&quot;,&quot;&amp;[.E113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14]&amp;&quot; &quot;&amp;[.D114]&amp;&quot;,&quot;&amp;[.E114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15]&amp;&quot; &quot;&amp;[.D115]&amp;&quot;,&quot;&amp;[.E115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16]&amp;&quot; &quot;&amp;[.D116]&amp;&quot;,&quot;&amp;[.E116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17]&amp;&quot; &quot;&amp;[.D117]&amp;&quot;,&quot;&amp;[.E117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18]&amp;&quot; &quot;&amp;[.D118]&amp;&quot;,&quot;&amp;[.E118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19]&amp;&quot; &quot;&amp;[.D119]&amp;&quot;,&quot;&amp;[.E119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20]&amp;&quot; &quot;&amp;[.D120]&amp;&quot;,&quot;&amp;[.E120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21]&amp;&quot; &quot;&amp;[.D121]&amp;&quot;,&quot;&amp;[.E121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22]&amp;&quot; &quot;&amp;[.D122]&amp;&quot;,&quot;&amp;[.E122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23]&amp;&quot; &quot;&amp;[.D123]&amp;&quot;,&quot;&amp;[.E123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24]&amp;&quot; &quot;&amp;[.D124]&amp;&quot;,&quot;&amp;[.E124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25]&amp;&quot; &quot;&amp;[.D125]&amp;&quot;,&quot;&amp;[.E125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26]&amp;&quot; &quot;&amp;[.D126]&amp;&quot;,&quot;&amp;[.E126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27]&amp;&quot; &quot;&amp;[.D127]&amp;&quot;,&quot;&amp;[.E127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28]&amp;&quot; &quot;&amp;[.D128]&amp;&quot;,&quot;&amp;[.E128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29]&amp;&quot; &quot;&amp;[.D129]&amp;&quot;,&quot;&amp;[.E129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30]&amp;&quot; &quot;&amp;[.D130]&amp;&quot;,&quot;&amp;[.E130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31]&amp;&quot; &quot;&amp;[.D131]&amp;&quot;,&quot;&amp;[.E131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32]&amp;&quot; &quot;&amp;[.D132]&amp;&quot;,&quot;&amp;[.E132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33]&amp;&quot; &quot;&amp;[.D133]&amp;&quot;,&quot;&amp;[.E133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34]&amp;&quot; &quot;&amp;[.D134]&amp;&quot;,&quot;&amp;[.E134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35]&amp;&quot; &quot;&amp;[.D135]&amp;&quot;,&quot;&amp;[.E135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36]&amp;&quot; &quot;&amp;[.D136]&amp;&quot;,&quot;&amp;[.E136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37]&amp;&quot; &quot;&amp;[.D137]&amp;&quot;,&quot;&amp;[.E137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38]&amp;&quot; &quot;&amp;[.D138]&amp;&quot;,&quot;&amp;[.E138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39]&amp;&quot; &quot;&amp;[.D139]&amp;&quot;,&quot;&amp;[.E139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40]&amp;&quot; &quot;&amp;[.D140]&amp;&quot;,&quot;&amp;[.E140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41]&amp;&quot; &quot;&amp;[.D141]&amp;&quot;,&quot;&amp;[.E141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42]&amp;&quot; &quot;&amp;[.D142]&amp;&quot;,&quot;&amp;[.E142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43]&amp;&quot; &quot;&amp;[.D143]&amp;&quot;,&quot;&amp;[.E143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44]&amp;&quot; &quot;&amp;[.D144]&amp;&quot;,&quot;&amp;[.E144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45]&amp;&quot; &quot;&amp;[.D145]&amp;&quot;,&quot;&amp;[.E145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46]&amp;&quot; &quot;&amp;[.D146]&amp;&quot;,&quot;&amp;[.E146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47]&amp;&quot; &quot;&amp;[.D147]&amp;&quot;,&quot;&amp;[.E147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48]&amp;&quot; &quot;&amp;[.D148]&amp;&quot;,&quot;&amp;[.E148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49]&amp;&quot; &quot;&amp;[.D149]&amp;&quot;,&quot;&amp;[.E149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50]&amp;&quot; &quot;&amp;[.D150]&amp;&quot;,&quot;&amp;[.E150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51]&amp;&quot; &quot;&amp;[.D151]&amp;&quot;,&quot;&amp;[.E151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52]&amp;&quot; &quot;&amp;[.D152]&amp;&quot;,&quot;&amp;[.E152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53]&amp;&quot; &quot;&amp;[.D153]&amp;&quot;,&quot;&amp;[.E153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54]&amp;&quot; &quot;&amp;[.D154]&amp;&quot;,&quot;&amp;[.E154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55]&amp;&quot; &quot;&amp;[.D155]&amp;&quot;,&quot;&amp;[.E155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56]&amp;&quot; &quot;&amp;[.D156]&amp;&quot;,&quot;&amp;[.E156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 table:number-rows-repeated="1048419">
          <table:table-cell table:number-columns-repeated="2"/>
          <table:table-cell table:content-validation-name="val2"/>
          <table:table-cell table:content-validation-name="val3"/>
          <table:table-cell table:number-columns-repeated="1020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number-columns-repeated="1020"/>
        </table:table-row>
      </table:table>
      <table:table table:name="Revyister" table:style-name="ta1">
        <office:forms form:automatic-focus="false" form:apply-design-mode="false"/>
        <table:table-column table:style-name="co7" table:default-cell-style-name="Default"/>
        <table:table-column table:style-name="co6" table:number-columns-repeated="4" table:default-cell-style-name="Default"/>
        <table:table-row table:style-name="ro1">
          <table:table-cell table:formula="of:=IF( SUM([.B3:.E1000])&lt;&gt;COUNTA([Rollefordeling.A2:.A1000]); &quot;Fejl! &quot; &amp; SUM([.B3:.E1000]) &amp; &quot; ≠ &quot; &amp; COUNTA([Rollefordeling.A2:.A1000]); SUM([.B4:.E1000]) &amp; &quot;/&quot; &amp; COUNTA([Rollefordeling.A2:.A1000]) &amp; &quot; fordelt&quot;)" office:value-type="string" office:string-value="5/13 fordelt" calcext:value-type="string">
            <text:p>5/13 fordelt</text:p>
          </table:table-cell>
          <table:table-cell/>
          <table:table-cell table:formula="of:=IF([Rollefordeling.G2]&lt;&gt;&quot; &quot;;&quot;Fejl! Du har slettet magiske formler&quot;;&quot;&quot;)">
            <text:p/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evyist</text:p>
          </table:table-cell>
          <table:table-cell table:style-name="ce1" office:value-type="string" calcext:value-type="string">
            <text:p>Stor sketch</text:p>
          </table:table-cell>
          <table:table-cell table:style-name="ce1" office:value-type="string" calcext:value-type="string">
            <text:p>Lille sketch</text:p>
          </table:table-cell>
          <table:table-cell table:style-name="ce1" office:value-type="string" calcext:value-type="string">
            <text:p>Stor sang</text:p>
          </table:table-cell>
          <table:table-cell table:style-name="ce1" office:value-type="string" calcext:value-type="string">
            <text:p>Lille sang</text:p>
          </table:table-cell>
        </table:table-row>
        <table:table-row table:style-name="ro1">
          <table:table-cell/>
          <table:table-cell table:style-name="ce1" table:formula="of:=COUNTIF([Rollefordeling.$F$2:.$F$1001]; [.B$2]&amp;&quot;,&quot;&amp;[.$A3])" office:value-type="float" office:value="4" calcext:value-type="float">
            <text:p>4</text:p>
          </table:table-cell>
          <table:table-cell table:style-name="ce1" table:formula="of:=COUNTIF([Rollefordeling.$F$2:.$F$1001]; [.C$2]&amp;&quot;,&quot;&amp;[.$A3])" office:value-type="float" office:value="0" calcext:value-type="float">
            <text:p>0</text:p>
          </table:table-cell>
          <table:table-cell table:style-name="ce1" table:formula="of:=COUNTIF([Rollefordeling.$F$2:.$F$1001]; [.D$2]&amp;&quot;,&quot;&amp;[.$A3])" office:value-type="float" office:value="4" calcext:value-type="float">
            <text:p>4</text:p>
          </table:table-cell>
          <table:table-cell table:style-name="ce1" table:formula="of:=COUNTIF([Rollefordeling.$F$2:.$F$1001]; [.E$2]&amp;&quot;,&quot;&amp;[.$A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reas</text:p>
          </table:table-cell>
          <table:table-cell table:formula="of:=COUNTIF([Rollefordeling.$F$2:.$F$1001]; [.B$2]&amp;&quot;,&quot;&amp;[.$A4])" office:value-type="float" office:value="0" calcext:value-type="float">
            <text:p>0</text:p>
          </table:table-cell>
          <table:table-cell table:formula="of:=COUNTIF([Rollefordeling.$F$2:.$F$1001]; [.C$2]&amp;&quot;,&quot;&amp;[.$A4])" office:value-type="float" office:value="0" calcext:value-type="float">
            <text:p>0</text:p>
          </table:table-cell>
          <table:table-cell table:formula="of:=COUNTIF([Rollefordeling.$F$2:.$F$1001]; [.D$2]&amp;&quot;,&quot;&amp;[.$A4])" office:value-type="float" office:value="0" calcext:value-type="float">
            <text:p>0</text:p>
          </table:table-cell>
          <table:table-cell table:formula="of:=COUNTIF([Rollefordeling.$F$2:.$F$1001]; [.E$2]&amp;&quot;,&quot;&amp;[.$A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ke</text:p>
          </table:table-cell>
          <table:table-cell table:formula="of:=COUNTIF([Rollefordeling.$F$2:.$F$1001]; [.B$2]&amp;&quot;,&quot;&amp;[.$A5])" office:value-type="float" office:value="0" calcext:value-type="float">
            <text:p>0</text:p>
          </table:table-cell>
          <table:table-cell table:formula="of:=COUNTIF([Rollefordeling.$F$2:.$F$1001]; [.C$2]&amp;&quot;,&quot;&amp;[.$A5])" office:value-type="float" office:value="1" calcext:value-type="float">
            <text:p>1</text:p>
          </table:table-cell>
          <table:table-cell table:formula="of:=COUNTIF([Rollefordeling.$F$2:.$F$1001]; [.D$2]&amp;&quot;,&quot;&amp;[.$A5])" office:value-type="float" office:value="0" calcext:value-type="float">
            <text:p>0</text:p>
          </table:table-cell>
          <table:table-cell table:formula="of:=COUNTIF([Rollefordeling.$F$2:.$F$1001]; [.E$2]&amp;&quot;,&quot;&amp;[.$A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stian</text:p>
          </table:table-cell>
          <table:table-cell table:formula="of:=COUNTIF([Rollefordeling.$F$2:.$F$1001]; [.B$2]&amp;&quot;,&quot;&amp;[.$A6])" office:value-type="float" office:value="0" calcext:value-type="float">
            <text:p>0</text:p>
          </table:table-cell>
          <table:table-cell table:formula="of:=COUNTIF([Rollefordeling.$F$2:.$F$1001]; [.C$2]&amp;&quot;,&quot;&amp;[.$A6])" office:value-type="float" office:value="1" calcext:value-type="float">
            <text:p>1</text:p>
          </table:table-cell>
          <table:table-cell table:formula="of:=COUNTIF([Rollefordeling.$F$2:.$F$1001]; [.D$2]&amp;&quot;,&quot;&amp;[.$A6])" office:value-type="float" office:value="0" calcext:value-type="float">
            <text:p>0</text:p>
          </table:table-cell>
          <table:table-cell table:formula="of:=COUNTIF([Rollefordeling.$F$2:.$F$1001]; [.E$2]&amp;&quot;,&quot;&amp;[.$A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sper</text:p>
          </table:table-cell>
          <table:table-cell table:formula="of:=COUNTIF([Rollefordeling.$F$2:.$F$1001]; [.B$2]&amp;&quot;,&quot;&amp;[.$A7])" office:value-type="float" office:value="0" calcext:value-type="float">
            <text:p>0</text:p>
          </table:table-cell>
          <table:table-cell table:formula="of:=COUNTIF([Rollefordeling.$F$2:.$F$1001]; [.C$2]&amp;&quot;,&quot;&amp;[.$A7])" office:value-type="float" office:value="0" calcext:value-type="float">
            <text:p>0</text:p>
          </table:table-cell>
          <table:table-cell table:formula="of:=COUNTIF([Rollefordeling.$F$2:.$F$1001]; [.D$2]&amp;&quot;,&quot;&amp;[.$A7])" office:value-type="float" office:value="0" calcext:value-type="float">
            <text:p>0</text:p>
          </table:table-cell>
          <table:table-cell table:formula="of:=COUNTIF([Rollefordeling.$F$2:.$F$1001]; [.E$2]&amp;&quot;,&quot;&amp;[.$A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cilie</text:p>
          </table:table-cell>
          <table:table-cell table:formula="of:=COUNTIF([Rollefordeling.$F$2:.$F$1001]; [.B$2]&amp;&quot;,&quot;&amp;[.$A8])" office:value-type="float" office:value="0" calcext:value-type="float">
            <text:p>0</text:p>
          </table:table-cell>
          <table:table-cell table:formula="of:=COUNTIF([Rollefordeling.$F$2:.$F$1001]; [.C$2]&amp;&quot;,&quot;&amp;[.$A8])" office:value-type="float" office:value="0" calcext:value-type="float">
            <text:p>0</text:p>
          </table:table-cell>
          <table:table-cell table:formula="of:=COUNTIF([Rollefordeling.$F$2:.$F$1001]; [.D$2]&amp;&quot;,&quot;&amp;[.$A8])" office:value-type="float" office:value="0" calcext:value-type="float">
            <text:p>0</text:p>
          </table:table-cell>
          <table:table-cell table:formula="of:=COUNTIF([Rollefordeling.$F$2:.$F$1001]; [.E$2]&amp;&quot;,&quot;&amp;[.$A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na</text:p>
          </table:table-cell>
          <table:table-cell table:formula="of:=COUNTIF([Rollefordeling.$F$2:.$F$1001]; [.B$2]&amp;&quot;,&quot;&amp;[.$A9])" office:value-type="float" office:value="0" calcext:value-type="float">
            <text:p>0</text:p>
          </table:table-cell>
          <table:table-cell table:formula="of:=COUNTIF([Rollefordeling.$F$2:.$F$1001]; [.C$2]&amp;&quot;,&quot;&amp;[.$A9])" office:value-type="float" office:value="1" calcext:value-type="float">
            <text:p>1</text:p>
          </table:table-cell>
          <table:table-cell table:formula="of:=COUNTIF([Rollefordeling.$F$2:.$F$1001]; [.D$2]&amp;&quot;,&quot;&amp;[.$A9])" office:value-type="float" office:value="0" calcext:value-type="float">
            <text:p>0</text:p>
          </table:table-cell>
          <table:table-cell table:formula="of:=COUNTIF([Rollefordeling.$F$2:.$F$1001]; [.E$2]&amp;&quot;,&quot;&amp;[.$A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derik</text:p>
          </table:table-cell>
          <table:table-cell table:formula="of:=COUNTIF([Rollefordeling.$F$2:.$F$1001]; [.B$2]&amp;&quot;,&quot;&amp;[.$A10])" office:value-type="float" office:value="0" calcext:value-type="float">
            <text:p>0</text:p>
          </table:table-cell>
          <table:table-cell table:formula="of:=COUNTIF([Rollefordeling.$F$2:.$F$1001]; [.C$2]&amp;&quot;,&quot;&amp;[.$A10])" office:value-type="float" office:value="0" calcext:value-type="float">
            <text:p>0</text:p>
          </table:table-cell>
          <table:table-cell table:formula="of:=COUNTIF([Rollefordeling.$F$2:.$F$1001]; [.D$2]&amp;&quot;,&quot;&amp;[.$A10])" office:value-type="float" office:value="0" calcext:value-type="float">
            <text:p>0</text:p>
          </table:table-cell>
          <table:table-cell table:formula="of:=COUNTIF([Rollefordeling.$F$2:.$F$1001]; [.E$2]&amp;&quot;,&quot;&amp;[.$A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va</text:p>
          </table:table-cell>
          <table:table-cell table:formula="of:=COUNTIF([Rollefordeling.$F$2:.$F$1001]; [.B$2]&amp;&quot;,&quot;&amp;[.$A11])" office:value-type="float" office:value="0" calcext:value-type="float">
            <text:p>0</text:p>
          </table:table-cell>
          <table:table-cell table:formula="of:=COUNTIF([Rollefordeling.$F$2:.$F$1001]; [.C$2]&amp;&quot;,&quot;&amp;[.$A11])" office:value-type="float" office:value="0" calcext:value-type="float">
            <text:p>0</text:p>
          </table:table-cell>
          <table:table-cell table:formula="of:=COUNTIF([Rollefordeling.$F$2:.$F$1001]; [.D$2]&amp;&quot;,&quot;&amp;[.$A11])" office:value-type="float" office:value="0" calcext:value-type="float">
            <text:p>0</text:p>
          </table:table-cell>
          <table:table-cell table:formula="of:=COUNTIF([Rollefordeling.$F$2:.$F$1001]; [.E$2]&amp;&quot;,&quot;&amp;[.$A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HR</text:p>
          </table:table-cell>
          <table:table-cell table:formula="of:=COUNTIF([Rollefordeling.$F$2:.$F$1001]; [.B$2]&amp;&quot;,&quot;&amp;[.$A12])" office:value-type="float" office:value="0" calcext:value-type="float">
            <text:p>0</text:p>
          </table:table-cell>
          <table:table-cell table:formula="of:=COUNTIF([Rollefordeling.$F$2:.$F$1001]; [.C$2]&amp;&quot;,&quot;&amp;[.$A12])" office:value-type="float" office:value="1" calcext:value-type="float">
            <text:p>1</text:p>
          </table:table-cell>
          <table:table-cell table:formula="of:=COUNTIF([Rollefordeling.$F$2:.$F$1001]; [.D$2]&amp;&quot;,&quot;&amp;[.$A12])" office:value-type="float" office:value="0" calcext:value-type="float">
            <text:p>0</text:p>
          </table:table-cell>
          <table:table-cell table:formula="of:=COUNTIF([Rollefordeling.$F$2:.$F$1001]; [.E$2]&amp;&quot;,&quot;&amp;[.$A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NS</text:p>
          </table:table-cell>
          <table:table-cell table:formula="of:=COUNTIF([Rollefordeling.$F$2:.$F$1001]; [.B$2]&amp;&quot;,&quot;&amp;[.$A13])" office:value-type="float" office:value="0" calcext:value-type="float">
            <text:p>0</text:p>
          </table:table-cell>
          <table:table-cell table:formula="of:=COUNTIF([Rollefordeling.$F$2:.$F$1001]; [.C$2]&amp;&quot;,&quot;&amp;[.$A13])" office:value-type="float" office:value="0" calcext:value-type="float">
            <text:p>0</text:p>
          </table:table-cell>
          <table:table-cell table:formula="of:=COUNTIF([Rollefordeling.$F$2:.$F$1001]; [.D$2]&amp;&quot;,&quot;&amp;[.$A13])" office:value-type="float" office:value="0" calcext:value-type="float">
            <text:p>0</text:p>
          </table:table-cell>
          <table:table-cell table:formula="of:=COUNTIF([Rollefordeling.$F$2:.$F$1001]; [.E$2]&amp;&quot;,&quot;&amp;[.$A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XA</text:p>
          </table:table-cell>
          <table:table-cell table:formula="of:=COUNTIF([Rollefordeling.$F$2:.$F$1001]; [.B$2]&amp;&quot;,&quot;&amp;[.$A14])" office:value-type="float" office:value="0" calcext:value-type="float">
            <text:p>0</text:p>
          </table:table-cell>
          <table:table-cell table:formula="of:=COUNTIF([Rollefordeling.$F$2:.$F$1001]; [.C$2]&amp;&quot;,&quot;&amp;[.$A14])" office:value-type="float" office:value="0" calcext:value-type="float">
            <text:p>0</text:p>
          </table:table-cell>
          <table:table-cell table:formula="of:=COUNTIF([Rollefordeling.$F$2:.$F$1001]; [.D$2]&amp;&quot;,&quot;&amp;[.$A14])" office:value-type="float" office:value="0" calcext:value-type="float">
            <text:p>0</text:p>
          </table:table-cell>
          <table:table-cell table:formula="of:=COUNTIF([Rollefordeling.$F$2:.$F$1001]; [.E$2]&amp;&quot;,&quot;&amp;[.$A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ZU</text:p>
          </table:table-cell>
          <table:table-cell table:formula="of:=COUNTIF([Rollefordeling.$F$2:.$F$1001]; [.B$2]&amp;&quot;,&quot;&amp;[.$A15])" office:value-type="float" office:value="0" calcext:value-type="float">
            <text:p>0</text:p>
          </table:table-cell>
          <table:table-cell table:formula="of:=COUNTIF([Rollefordeling.$F$2:.$F$1001]; [.C$2]&amp;&quot;,&quot;&amp;[.$A15])" office:value-type="float" office:value="0" calcext:value-type="float">
            <text:p>0</text:p>
          </table:table-cell>
          <table:table-cell table:formula="of:=COUNTIF([Rollefordeling.$F$2:.$F$1001]; [.D$2]&amp;&quot;,&quot;&amp;[.$A15])" office:value-type="float" office:value="0" calcext:value-type="float">
            <text:p>0</text:p>
          </table:table-cell>
          <table:table-cell table:formula="of:=COUNTIF([Rollefordeling.$F$2:.$F$1001]; [.E$2]&amp;&quot;,&quot;&amp;[.$A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ns</text:p>
          </table:table-cell>
          <table:table-cell table:formula="of:=COUNTIF([Rollefordeling.$F$2:.$F$1001]; [.B$2]&amp;&quot;,&quot;&amp;[.$A16])" office:value-type="float" office:value="0" calcext:value-type="float">
            <text:p>0</text:p>
          </table:table-cell>
          <table:table-cell table:formula="of:=COUNTIF([Rollefordeling.$F$2:.$F$1001]; [.C$2]&amp;&quot;,&quot;&amp;[.$A16])" office:value-type="float" office:value="0" calcext:value-type="float">
            <text:p>0</text:p>
          </table:table-cell>
          <table:table-cell table:formula="of:=COUNTIF([Rollefordeling.$F$2:.$F$1001]; [.D$2]&amp;&quot;,&quot;&amp;[.$A16])" office:value-type="float" office:value="0" calcext:value-type="float">
            <text:p>0</text:p>
          </table:table-cell>
          <table:table-cell table:formula="of:=COUNTIF([Rollefordeling.$F$2:.$F$1001]; [.E$2]&amp;&quot;,&quot;&amp;[.$A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natan</text:p>
          </table:table-cell>
          <table:table-cell table:formula="of:=COUNTIF([Rollefordeling.$F$2:.$F$1001]; [.B$2]&amp;&quot;,&quot;&amp;[.$A17])" office:value-type="float" office:value="0" calcext:value-type="float">
            <text:p>0</text:p>
          </table:table-cell>
          <table:table-cell table:formula="of:=COUNTIF([Rollefordeling.$F$2:.$F$1001]; [.C$2]&amp;&quot;,&quot;&amp;[.$A17])" office:value-type="float" office:value="0" calcext:value-type="float">
            <text:p>0</text:p>
          </table:table-cell>
          <table:table-cell table:formula="of:=COUNTIF([Rollefordeling.$F$2:.$F$1001]; [.D$2]&amp;&quot;,&quot;&amp;[.$A17])" office:value-type="float" office:value="0" calcext:value-type="float">
            <text:p>0</text:p>
          </table:table-cell>
          <table:table-cell table:formula="of:=COUNTIF([Rollefordeling.$F$2:.$F$1001]; [.E$2]&amp;&quot;,&quot;&amp;[.$A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ds</text:p>
          </table:table-cell>
          <table:table-cell table:formula="of:=COUNTIF([Rollefordeling.$F$2:.$F$1001]; [.B$2]&amp;&quot;,&quot;&amp;[.$A18])" office:value-type="float" office:value="0" calcext:value-type="float">
            <text:p>0</text:p>
          </table:table-cell>
          <table:table-cell table:formula="of:=COUNTIF([Rollefordeling.$F$2:.$F$1001]; [.C$2]&amp;&quot;,&quot;&amp;[.$A18])" office:value-type="float" office:value="0" calcext:value-type="float">
            <text:p>0</text:p>
          </table:table-cell>
          <table:table-cell table:formula="of:=COUNTIF([Rollefordeling.$F$2:.$F$1001]; [.D$2]&amp;&quot;,&quot;&amp;[.$A18])" office:value-type="float" office:value="0" calcext:value-type="float">
            <text:p>0</text:p>
          </table:table-cell>
          <table:table-cell table:formula="of:=COUNTIF([Rollefordeling.$F$2:.$F$1001]; [.E$2]&amp;&quot;,&quot;&amp;[.$A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ten</text:p>
          </table:table-cell>
          <table:table-cell table:formula="of:=COUNTIF([Rollefordeling.$F$2:.$F$1001]; [.B$2]&amp;&quot;,&quot;&amp;[.$A19])" office:value-type="float" office:value="0" calcext:value-type="float">
            <text:p>0</text:p>
          </table:table-cell>
          <table:table-cell table:formula="of:=COUNTIF([Rollefordeling.$F$2:.$F$1001]; [.C$2]&amp;&quot;,&quot;&amp;[.$A19])" office:value-type="float" office:value="0" calcext:value-type="float">
            <text:p>0</text:p>
          </table:table-cell>
          <table:table-cell table:formula="of:=COUNTIF([Rollefordeling.$F$2:.$F$1001]; [.D$2]&amp;&quot;,&quot;&amp;[.$A19])" office:value-type="float" office:value="0" calcext:value-type="float">
            <text:p>0</text:p>
          </table:table-cell>
          <table:table-cell table:formula="of:=COUNTIF([Rollefordeling.$F$2:.$F$1001]; [.E$2]&amp;&quot;,&quot;&amp;[.$A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nna</text:p>
          </table:table-cell>
          <table:table-cell table:formula="of:=COUNTIF([Rollefordeling.$F$2:.$F$1001]; [.B$2]&amp;&quot;,&quot;&amp;[.$A20])" office:value-type="float" office:value="0" calcext:value-type="float">
            <text:p>0</text:p>
          </table:table-cell>
          <table:table-cell table:formula="of:=COUNTIF([Rollefordeling.$F$2:.$F$1001]; [.C$2]&amp;&quot;,&quot;&amp;[.$A20])" office:value-type="float" office:value="0" calcext:value-type="float">
            <text:p>0</text:p>
          </table:table-cell>
          <table:table-cell table:formula="of:=COUNTIF([Rollefordeling.$F$2:.$F$1001]; [.D$2]&amp;&quot;,&quot;&amp;[.$A20])" office:value-type="float" office:value="0" calcext:value-type="float">
            <text:p>0</text:p>
          </table:table-cell>
          <table:table-cell table:formula="of:=COUNTIF([Rollefordeling.$F$2:.$F$1001]; [.E$2]&amp;&quot;,&quot;&amp;[.$A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els</text:p>
          </table:table-cell>
          <table:table-cell table:formula="of:=COUNTIF([Rollefordeling.$F$2:.$F$1001]; [.B$2]&amp;&quot;,&quot;&amp;[.$A21])" office:value-type="float" office:value="0" calcext:value-type="float">
            <text:p>0</text:p>
          </table:table-cell>
          <table:table-cell table:formula="of:=COUNTIF([Rollefordeling.$F$2:.$F$1001]; [.C$2]&amp;&quot;,&quot;&amp;[.$A21])" office:value-type="float" office:value="0" calcext:value-type="float">
            <text:p>0</text:p>
          </table:table-cell>
          <table:table-cell table:formula="of:=COUNTIF([Rollefordeling.$F$2:.$F$1001]; [.D$2]&amp;&quot;,&quot;&amp;[.$A21])" office:value-type="float" office:value="0" calcext:value-type="float">
            <text:p>0</text:p>
          </table:table-cell>
          <table:table-cell table:formula="of:=COUNTIF([Rollefordeling.$F$2:.$F$1001]; [.E$2]&amp;&quot;,&quot;&amp;[.$A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ilip</text:p>
          </table:table-cell>
          <table:table-cell table:formula="of:=COUNTIF([Rollefordeling.$F$2:.$F$1001]; [.B$2]&amp;&quot;,&quot;&amp;[.$A22])" office:value-type="float" office:value="0" calcext:value-type="float">
            <text:p>0</text:p>
          </table:table-cell>
          <table:table-cell table:formula="of:=COUNTIF([Rollefordeling.$F$2:.$F$1001]; [.C$2]&amp;&quot;,&quot;&amp;[.$A22])" office:value-type="float" office:value="0" calcext:value-type="float">
            <text:p>0</text:p>
          </table:table-cell>
          <table:table-cell table:formula="of:=COUNTIF([Rollefordeling.$F$2:.$F$1001]; [.D$2]&amp;&quot;,&quot;&amp;[.$A22])" office:value-type="float" office:value="0" calcext:value-type="float">
            <text:p>0</text:p>
          </table:table-cell>
          <table:table-cell table:formula="of:=COUNTIF([Rollefordeling.$F$2:.$F$1001]; [.E$2]&amp;&quot;,&quot;&amp;[.$A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ul</text:p>
          </table:table-cell>
          <table:table-cell table:formula="of:=COUNTIF([Rollefordeling.$F$2:.$F$1001]; [.B$2]&amp;&quot;,&quot;&amp;[.$A23])" office:value-type="float" office:value="0" calcext:value-type="float">
            <text:p>0</text:p>
          </table:table-cell>
          <table:table-cell table:formula="of:=COUNTIF([Rollefordeling.$F$2:.$F$1001]; [.C$2]&amp;&quot;,&quot;&amp;[.$A23])" office:value-type="float" office:value="0" calcext:value-type="float">
            <text:p>0</text:p>
          </table:table-cell>
          <table:table-cell table:formula="of:=COUNTIF([Rollefordeling.$F$2:.$F$1001]; [.D$2]&amp;&quot;,&quot;&amp;[.$A23])" office:value-type="float" office:value="1" calcext:value-type="float">
            <text:p>1</text:p>
          </table:table-cell>
          <table:table-cell table:formula="of:=COUNTIF([Rollefordeling.$F$2:.$F$1001]; [.E$2]&amp;&quot;,&quot;&amp;[.$A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brina</text:p>
          </table:table-cell>
          <table:table-cell table:formula="of:=COUNTIF([Rollefordeling.$F$2:.$F$1001]; [.B$2]&amp;&quot;,&quot;&amp;[.$A24])" office:value-type="float" office:value="0" calcext:value-type="float">
            <text:p>0</text:p>
          </table:table-cell>
          <table:table-cell table:formula="of:=COUNTIF([Rollefordeling.$F$2:.$F$1001]; [.C$2]&amp;&quot;,&quot;&amp;[.$A24])" office:value-type="float" office:value="0" calcext:value-type="float">
            <text:p>0</text:p>
          </table:table-cell>
          <table:table-cell table:formula="of:=COUNTIF([Rollefordeling.$F$2:.$F$1001]; [.D$2]&amp;&quot;,&quot;&amp;[.$A24])" office:value-type="float" office:value="0" calcext:value-type="float">
            <text:p>0</text:p>
          </table:table-cell>
          <table:table-cell table:formula="of:=COUNTIF([Rollefordeling.$F$2:.$F$1001]; [.E$2]&amp;&quot;,&quot;&amp;[.$A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n</text:p>
          </table:table-cell>
          <table:table-cell table:formula="of:=COUNTIF([Rollefordeling.$F$2:.$F$1001]; [.B$2]&amp;&quot;,&quot;&amp;[.$A25])" office:value-type="float" office:value="0" calcext:value-type="float">
            <text:p>0</text:p>
          </table:table-cell>
          <table:table-cell table:formula="of:=COUNTIF([Rollefordeling.$F$2:.$F$1001]; [.C$2]&amp;&quot;,&quot;&amp;[.$A25])" office:value-type="float" office:value="0" calcext:value-type="float">
            <text:p>0</text:p>
          </table:table-cell>
          <table:table-cell table:formula="of:=COUNTIF([Rollefordeling.$F$2:.$F$1001]; [.D$2]&amp;&quot;,&quot;&amp;[.$A25])" office:value-type="float" office:value="0" calcext:value-type="float">
            <text:p>0</text:p>
          </table:table-cell>
          <table:table-cell table:formula="of:=COUNTIF([Rollefordeling.$F$2:.$F$1001]; [.E$2]&amp;&quot;,&quot;&amp;[.$A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Eva</text:p>
          </table:table-cell>
          <table:table-cell table:formula="of:=COUNTIF([Rollefordeling.$F$2:.$F$1001]; [.B$2]&amp;&quot;,&quot;&amp;[.$A26])" office:value-type="float" office:value="0" calcext:value-type="float">
            <text:p>0</text:p>
          </table:table-cell>
          <table:table-cell table:formula="of:=COUNTIF([Rollefordeling.$F$2:.$F$1001]; [.C$2]&amp;&quot;,&quot;&amp;[.$A26])" office:value-type="float" office:value="0" calcext:value-type="float">
            <text:p>0</text:p>
          </table:table-cell>
          <table:table-cell table:formula="of:=COUNTIF([Rollefordeling.$F$2:.$F$1001]; [.D$2]&amp;&quot;,&quot;&amp;[.$A26])" office:value-type="float" office:value="0" calcext:value-type="float">
            <text:p>0</text:p>
          </table:table-cell>
          <table:table-cell table:formula="of:=COUNTIF([Rollefordeling.$F$2:.$F$1001]; [.E$2]&amp;&quot;,&quot;&amp;[.$A26])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1" table:target-range-address="Revyister.A3:Revyister.A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8">00/00/0000</text:date>, <text:time style:data-style-name="N2" text:time-value="17:19:43.5329442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8T17:37:44.534394966</dc:date>
    <meta:editing-duration>PT22M17S</meta:editing-duration>
    <meta:editing-cycles>2</meta:editing-cycles>
    <meta:generator>LibreOffice/4.3.6.2$Linux_X86_64 LibreOffice_project/430m0$Build-2</meta:generator>
    <meta:document-statistic meta:table-count="2" meta:cell-count="344" meta:object-count="0"/>
  </office:meta>
</office:document-meta>
</file>